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061b66" officeooo:paragraph-rsid="00061b66"/>
    </style:style>
    <style:style style:name="P2" style:family="paragraph" style:parent-style-name="Text_20_body">
      <style:text-properties style:text-underline-style="solid" style:text-underline-width="auto" style:text-underline-color="font-color" officeooo:rsid="0006ad6a" officeooo:paragraph-rsid="0006ad6a"/>
    </style:style>
    <style:style style:name="P3" style:family="paragraph" style:parent-style-name="Text_20_body" style:list-style-name="L1">
      <style:text-properties style:text-underline-style="none" officeooo:rsid="0006ad6a" officeooo:paragraph-rsid="0006ad6a"/>
    </style:style>
    <style:style style:name="P4" style:family="paragraph" style:parent-style-name="Text_20_body" style:list-style-name="L2">
      <style:text-properties style:text-underline-style="none" officeooo:rsid="00061b66" officeooo:paragraph-rsid="00061b66"/>
    </style:style>
    <style:style style:name="P5" style:family="paragraph" style:parent-style-name="Text_20_body" style:list-style-name="L3">
      <style:text-properties officeooo:paragraph-rsid="000aa9a5"/>
    </style:style>
    <style:style style:name="P6" style:family="paragraph" style:parent-style-name="Text_20_body" style:list-style-name="L3">
      <style:text-properties officeooo:rsid="0005262c" officeooo:paragraph-rsid="0005262c"/>
    </style:style>
    <style:style style:name="P7" style:family="paragraph" style:parent-style-name="Text_20_body" style:list-style-name="L3">
      <style:text-properties officeooo:rsid="00061b66" officeooo:paragraph-rsid="00061b66"/>
    </style:style>
    <style:style style:name="P8" style:family="paragraph" style:parent-style-name="Text_20_body" style:list-style-name="L3">
      <style:text-properties officeooo:rsid="0006c46f" officeooo:paragraph-rsid="0006c46f"/>
    </style:style>
    <style:style style:name="P9" style:family="paragraph" style:parent-style-name="Text_20_body" style:list-style-name="L3">
      <style:text-properties officeooo:rsid="0008ee66" officeooo:paragraph-rsid="0008ee66"/>
    </style:style>
    <style:style style:name="P10" style:family="paragraph" style:parent-style-name="Text_20_body" style:list-style-name="L3">
      <style:text-properties officeooo:rsid="000b30da" officeooo:paragraph-rsid="000b30da"/>
    </style:style>
    <style:style style:name="T1" style:family="text">
      <style:text-properties officeooo:rsid="0005255d"/>
    </style:style>
    <style:style style:name="T2" style:family="text">
      <style:text-properties officeooo:rsid="00061b66"/>
    </style:style>
    <style:style style:name="T3" style:family="text">
      <style:text-properties officeooo:rsid="000aa9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eek 3: (Amir)</text:h>
      <text:h text:style-name="Heading_20_2" text:outline-level="2">Meeting <text:span text:style-name="T1">Preparation</text:span>/agenda</text:h>
      <text:p text:style-name="P2">Intraoperative registration Vs Imaging</text:p>
      <text:list xml:id="list607048506" text:style-name="L1">
        <text:list-item>
          <text:p text:style-name="P3">Registration:</text:p>
        </text:list-item>
        <text:list-item>
          <text:p text:style-name="P3">Imaging:</text:p>
        </text:list-item>
      </text:list>
      <text:p text:style-name="P1">Comparison of intraoperative registration:</text:p>
      <text:list xml:id="list435668236" text:style-name="L2">
        <text:list-item>
          <text:p text:style-name="P4">Manual:</text:p>
        </text:list-item>
        <text:list-item>
          <text:p text:style-name="P4"/>
        </text:list-item>
        <text:list-item>
          <text:p text:style-name="P4">CT intraoperativly:</text:p>
          <text:list>
            <text:list-header>
              <text:p text:style-name="P4"><text:a xlink:type="simple" xlink:href="https://www.birpublications.org/doi/full/10.1259/dmfr/26098099" text:style-name="Internet_20_link" text:visited-style-name="Visited_20_Internet_20_Link">https://www.birpublications.org/doi/full/10.1259/dmfr/26098099</text:a> </text:p>
            </text:list-header>
            <text:list-item>
              <text:p text:style-name="P4"/>
            </text:list-item>
          </text:list>
        </text:list-item>
      </text:list>
      <text:p text:style-name="P1">Questions</text:p>
      <text:list xml:id="list3737720382" text:style-name="L3">
        <text:list-item>
          <text:p text:style-name="P6">As<text:span text:style-name="T2">k about the work he is doing</text:span></text:p>
          <text:list>
            <text:list-item>
              <text:p text:style-name="P7">What procure?</text:p>
            </text:list-item>
            <text:list-item>
              <text:p text:style-name="P7">What devices?</text:p>
            </text:list-item>
            <text:list-item>
              <text:p text:style-name="P8">What type of operations does he focus on?</text:p>
            </text:list-item>
          </text:list>
        </text:list-item>
        <text:list-item>
          <text:p text:style-name="P9">Some papers refer to papers from 10 years ago, is that ok? &lt;show him an example&gt;</text:p>
        </text:list-item>
        <text:list-item>
          <text:p text:style-name="P5"><text:span text:style-name="T3">How much precision do they need? For brain tumor resection.</text:span></text:p>
        </text:list-item>
        <text:list-item>
          <text:p text:style-name="P10">Tell him about you acquired skills so his advice will be more tailored to you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4pt" style:text-underline-style="solid" style:text-underline-width="auto" style:text-underline-color="font-color" fo:font-weight="bold" officeooo:rsid="0005255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5:07:33.597543777</meta:creation-date>
    <meta:generator>LibreOffice/6.4.6.2$Linux_X86_64 LibreOffice_project/40$Build-2</meta:generator>
    <dc:date>2020-10-30T15:08:25.302916466</dc:date>
    <meta:editing-duration>PT8H5M19S</meta:editing-duration>
    <meta:editing-cycles>2</meta:editing-cycles>
    <meta:document-statistic meta:table-count="0" meta:image-count="0" meta:object-count="0" meta:page-count="1" meta:paragraph-count="19" meta:word-count="93" meta:character-count="579" meta:non-whitespace-character-count="515"/>
  </office:meta>
</office:document-meta>
</file>